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290000001303B4A890E5598D3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471f" officeooo:paragraph-rsid="000e471f"/>
    </style:style>
    <style:style style:name="P2" style:family="paragraph" style:parent-style-name="Standard" style:list-style-name="L2">
      <style:text-properties officeooo:rsid="000e471f" officeooo:paragraph-rsid="000e471f"/>
    </style:style>
    <style:style style:name="P3" style:family="paragraph" style:parent-style-name="Standard">
      <style:text-properties fo:font-weight="bold" officeooo:rsid="000e471f" officeooo:paragraph-rsid="000e471f" style:font-weight-asian="bold" style:font-weight-complex="bold"/>
    </style:style>
    <style:style style:name="P4" style:family="paragraph" style:parent-style-name="Standard">
      <style:paragraph-properties fo:line-height="100%"/>
      <style:text-properties fo:font-weight="bold" officeooo:rsid="002a2a1b" officeooo:paragraph-rsid="002a2a1b" style:font-weight-asian="bold" style:font-weight-complex="bold"/>
    </style:style>
    <style:style style:name="P5" style:family="paragraph" style:parent-style-name="Standard">
      <style:paragraph-properties fo:line-height="100%"/>
      <style:text-properties fo:font-weight="bold" officeooo:rsid="003169d4" officeooo:paragraph-rsid="003169d4" style:font-weight-asian="bold" style:font-weight-complex="bold"/>
    </style:style>
    <style:style style:name="P6" style:family="paragraph" style:parent-style-name="Standard" style:list-style-name="L3">
      <style:text-properties officeooo:rsid="000faacb" officeooo:paragraph-rsid="000faacb"/>
    </style:style>
    <style:style style:name="P7" style:family="paragraph" style:parent-style-name="Standard">
      <style:text-properties officeooo:rsid="000faacb" officeooo:paragraph-rsid="000faacb"/>
    </style:style>
    <style:style style:name="P8" style:family="paragraph" style:parent-style-name="Standard" style:list-style-name="L5">
      <style:text-properties officeooo:rsid="000faacb" officeooo:paragraph-rsid="000faacb"/>
    </style:style>
    <style:style style:name="P9" style:family="paragraph" style:parent-style-name="Standard">
      <style:text-properties style:text-underline-style="solid" style:text-underline-width="auto" style:text-underline-color="font-color" officeooo:rsid="000e471f" officeooo:paragraph-rsid="000e471f"/>
    </style:style>
    <style:style style:name="P10" style:family="paragraph" style:parent-style-name="Standard">
      <style:text-properties style:text-underline-style="solid" style:text-underline-width="auto" style:text-underline-color="font-color" officeooo:rsid="000faacb" officeooo:paragraph-rsid="000faacb"/>
    </style:style>
    <style:style style:name="P11" style:family="paragraph" style:parent-style-name="Standard" style:list-style-name="L5">
      <style:text-properties officeooo:rsid="0010b747" officeooo:paragraph-rsid="0010b747"/>
    </style:style>
    <style:style style:name="P12" style:family="paragraph" style:parent-style-name="Standard">
      <style:paragraph-properties fo:line-height="100%"/>
      <style:text-properties officeooo:rsid="0010b747" officeooo:paragraph-rsid="001454be"/>
    </style:style>
    <style:style style:name="P13" style:family="paragraph" style:parent-style-name="Standard">
      <style:paragraph-properties fo:line-height="100%"/>
      <style:text-properties officeooo:rsid="0010b747" officeooo:paragraph-rsid="001b6938"/>
    </style:style>
    <style:style style:name="P14" style:family="paragraph" style:parent-style-name="Standard">
      <style:paragraph-properties fo:line-height="100%"/>
      <style:text-properties officeooo:rsid="0010b747" officeooo:paragraph-rsid="00231f7d"/>
    </style:style>
    <style:style style:name="P15" style:family="paragraph" style:parent-style-name="Standard">
      <style:text-properties officeooo:paragraph-rsid="00123bd8"/>
    </style:style>
    <style:style style:name="P16" style:family="paragraph" style:parent-style-name="Standard">
      <style:paragraph-properties fo:line-height="100%"/>
      <style:text-properties officeooo:paragraph-rsid="001454be"/>
    </style:style>
    <style:style style:name="P17" style:family="paragraph" style:parent-style-name="Standard">
      <style:paragraph-properties fo:line-height="100%"/>
      <style:text-properties officeooo:paragraph-rsid="001ebd4e"/>
    </style:style>
    <style:style style:name="P18" style:family="paragraph" style:parent-style-name="Standard">
      <style:paragraph-properties fo:line-height="100%"/>
      <style:text-properties officeooo:paragraph-rsid="002ab9b7"/>
    </style:style>
    <style:style style:name="P19" style:family="paragraph" style:parent-style-name="Standard">
      <style:paragraph-properties fo:line-height="100%"/>
      <style:text-properties officeooo:paragraph-rsid="002eb754"/>
    </style:style>
    <style:style style:name="P20" style:family="paragraph" style:parent-style-name="Standard">
      <style:paragraph-properties fo:line-height="100%"/>
      <style:text-properties officeooo:paragraph-rsid="00302b4f"/>
    </style:style>
    <style:style style:name="P21" style:family="paragraph" style:parent-style-name="Standard" style:list-style-name="L6">
      <style:paragraph-properties fo:line-height="100%"/>
      <style:text-properties officeooo:paragraph-rsid="003169d4"/>
    </style:style>
    <style:style style:name="P22" style:family="paragraph" style:parent-style-name="Standard">
      <style:paragraph-properties fo:line-height="100%"/>
      <style:text-properties officeooo:rsid="001ebd4e" officeooo:paragraph-rsid="001ebd4e"/>
    </style:style>
    <style:style style:name="P23" style:family="paragraph" style:parent-style-name="Standard" style:list-style-name="L5">
      <style:text-properties officeooo:rsid="002ab9b7" officeooo:paragraph-rsid="002ab9b7"/>
    </style:style>
    <style:style style:name="P24" style:family="paragraph" style:parent-style-name="Standard">
      <style:paragraph-properties fo:line-height="100%"/>
      <style:text-properties fo:font-size="14pt" fo:font-weight="bold" officeooo:rsid="002e1502" officeooo:paragraph-rsid="002e1502" style:font-size-asian="14pt" style:font-weight-asian="bold" style:font-size-complex="14pt" style:font-weight-complex="bold"/>
    </style:style>
    <style:style style:name="P25" style:family="paragraph" style:parent-style-name="Standard" style:list-style-name="L2">
      <style:text-properties officeooo:rsid="000e471f" officeooo:paragraph-rsid="000e471f" fo:background-color="#bbe33d"/>
    </style:style>
    <style:style style:name="P26" style:family="paragraph" style:parent-style-name="Standard">
      <style:paragraph-properties fo:line-height="100%"/>
      <style:text-properties officeooo:rsid="003169d4" officeooo:paragraph-rsid="003169d4"/>
    </style:style>
    <style:style style:name="P27" style:family="paragraph" style:parent-style-name="Standard" style:list-style-name="L6">
      <style:paragraph-properties fo:line-height="100%"/>
      <style:text-properties officeooo:rsid="003169d4" officeooo:paragraph-rsid="003169d4"/>
    </style:style>
    <style:style style:name="T1" style:family="text">
      <style:text-properties fo:color="#c9211e"/>
    </style:style>
    <style:style style:name="T2" style:family="text">
      <style:text-properties fo:color="#c9211e" officeooo:rsid="00209afb"/>
    </style:style>
    <style:style style:name="T3" style:family="text">
      <style:text-properties fo:color="#c9211e" officeooo:rsid="00223295"/>
    </style:style>
    <style:style style:name="T4" style:family="text">
      <style:text-properties fo:color="#c9211e" officeooo:rsid="002a115f"/>
    </style:style>
    <style:style style:name="T5" style:family="text">
      <style:text-properties fo:color="#c9211e" officeooo:rsid="002ab9b7"/>
    </style:style>
    <style:style style:name="T6" style:family="text">
      <style:text-properties fo:color="#c9211e" officeooo:rsid="002a2a1b"/>
    </style:style>
    <style:style style:name="T7" style:family="text">
      <style:text-properties fo:color="#c9211e" style:font-name="Liberation Serif1" officeooo:rsid="002ab9b7"/>
    </style:style>
    <style:style style:name="T8" style:family="text">
      <style:text-properties fo:color="#c9211e" officeooo:rsid="002c0ef8"/>
    </style:style>
    <style:style style:name="T9" style:family="text">
      <style:text-properties fo:font-style="italic" style:font-style-asian="italic" style:font-style-complex="italic"/>
    </style:style>
    <style:style style:name="T10" style:family="text">
      <style:text-properties fo:font-style="italic" officeooo:rsid="001b6938" style:font-style-asian="italic" style:font-style-complex="italic"/>
    </style:style>
    <style:style style:name="T11" style:family="text">
      <style:text-properties fo:font-style="italic" officeooo:rsid="0015942b" style:font-style-asian="italic" style:font-style-complex="italic"/>
    </style:style>
    <style:style style:name="T12" style:family="text">
      <style:text-properties fo:font-style="italic" officeooo:rsid="000ee4ac" style:font-style-asian="italic" style:font-style-complex="italic"/>
    </style:style>
    <style:style style:name="T13" style:family="text">
      <style:text-properties fo:font-style="italic" officeooo:rsid="00209afb" style:font-style-asian="italic" style:font-style-complex="italic"/>
    </style:style>
    <style:style style:name="T14" style:family="text">
      <style:text-properties fo:font-style="italic" officeooo:rsid="002a115f" style:font-style-asian="italic" style:font-style-complex="italic"/>
    </style:style>
    <style:style style:name="T15" style:family="text">
      <style:text-properties fo:font-style="italic" officeooo:rsid="003169d4" style:font-style-asian="italic" style:font-style-complex="italic"/>
    </style:style>
    <style:style style:name="T16" style:family="text">
      <style:text-properties officeooo:rsid="0012a365"/>
    </style:style>
    <style:style style:name="T17" style:family="text">
      <style:text-properties officeooo:rsid="0012c50c"/>
    </style:style>
    <style:style style:name="T18" style:family="text">
      <style:text-properties officeooo:rsid="001454be"/>
    </style:style>
    <style:style style:name="T19" style:family="text">
      <style:text-properties style:text-line-through-style="solid" style:text-line-through-type="single"/>
    </style:style>
    <style:style style:name="T20" style:family="text">
      <style:text-properties officeooo:rsid="001616cd"/>
    </style:style>
    <style:style style:name="T21" style:family="text">
      <style:text-properties officeooo:rsid="000ee4ac"/>
    </style:style>
    <style:style style:name="T22" style:family="text">
      <style:text-properties officeooo:rsid="000d2d1a"/>
    </style:style>
    <style:style style:name="T23" style:family="text">
      <style:text-properties officeooo:rsid="0010b102"/>
    </style:style>
    <style:style style:name="T24" style:family="text">
      <style:text-properties officeooo:rsid="0017ccf3"/>
    </style:style>
    <style:style style:name="T25" style:family="text">
      <style:text-properties officeooo:rsid="0017cfb8"/>
    </style:style>
    <style:style style:name="T26" style:family="text">
      <style:text-properties officeooo:rsid="0018edd7"/>
    </style:style>
    <style:style style:name="T27" style:family="text">
      <style:text-properties officeooo:rsid="001a725c"/>
    </style:style>
    <style:style style:name="T28" style:family="text">
      <style:text-properties officeooo:rsid="001b6938"/>
    </style:style>
    <style:style style:name="T29" style:family="text">
      <style:text-properties officeooo:rsid="001c01b9"/>
    </style:style>
    <style:style style:name="T30" style:family="text">
      <style:text-properties officeooo:rsid="001ebd4e"/>
    </style:style>
    <style:style style:name="T31" style:family="text">
      <style:text-properties style:font-name="Liberation Serif1" style:font-name-asian="Liberation Serif1" style:font-name-complex="Liberation Serif1"/>
    </style:style>
    <style:style style:name="T32" style:family="text">
      <style:text-properties style:font-name="Liberation Serif" fo:font-style="italic" style:font-name-asian="Noto Serif CJK SC" style:font-style-asian="italic" style:font-name-complex="Lohit Devanagari" style:font-style-complex="italic"/>
    </style:style>
    <style:style style:name="T33" style:family="text">
      <style:text-properties officeooo:rsid="00209afb"/>
    </style:style>
    <style:style style:name="T34" style:family="text">
      <style:text-properties officeooo:rsid="00223295"/>
    </style:style>
    <style:style style:name="T35" style:family="text">
      <style:text-properties officeooo:rsid="0015942b"/>
    </style:style>
    <style:style style:name="T36" style:family="text">
      <style:text-properties fo:font-style="normal" officeooo:rsid="0015942b" style:font-style-asian="normal" style:font-style-complex="normal"/>
    </style:style>
    <style:style style:name="T37" style:family="text">
      <style:text-properties officeooo:rsid="0025110c"/>
    </style:style>
    <style:style style:name="T38" style:family="text">
      <style:text-properties officeooo:rsid="002601c7"/>
    </style:style>
    <style:style style:name="T39" style:family="text">
      <style:text-properties officeooo:rsid="002e1502"/>
    </style:style>
    <style:style style:name="T40" style:family="text">
      <style:text-properties officeooo:rsid="002eb754"/>
    </style:style>
    <style:style style:name="T41" style:family="text">
      <style:text-properties officeooo:rsid="00302b4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ethodology Notes</text:p>
      <text:p text:style-name="P3"/>
      <text:p text:style-name="P9">Possible subheadings to include:</text:p>
      <text:list xml:id="list3123564899" text:style-name="L2">
        <text:list-item>
          <text:p text:style-name="P25">Data source and selection criteria</text:p>
        </text:list-item>
        <text:list-item>
          <text:p text:style-name="P2">Data analysis</text:p>
        </text:list-item>
        <text:list-item>
          <text:p text:style-name="P2">Publication bias</text:p>
        </text:list-item>
      </text:list>
      <text:p text:style-name="P1">- this section talks about using funnel plots to assess publication bias.</text:p>
      <text:list xml:id="list190952580747283" text:continue-numbering="true" text:style-name="L2">
        <text:list-item>
          <text:p text:style-name="P2">Non-independent data</text:p>
        </text:list-item>
      </text:list>
      <text:p text:style-name="P1">- this section talks about uneven pairing in papers, for example, a paper might report three sites in their study, one organic and two conventional. This situation leads to non-independent data and might bias the results via narrow confidence intervals that lead to overestimating significant results. </text:p>
      <text:list xml:id="list190952535724724" text:continue-numbering="true" text:style-name="L2">
        <text:list-item>
          <text:p text:style-name="P2">Statistics</text:p>
        </text:list-item>
      </text:list>
      <text:p text:style-name="P1">- this section talks about the statistics outputted from the models in R.</text:p>
      <text:list xml:id="list2549929106" text:style-name="L3">
        <text:list-item>
          <text:p text:style-name="P6">Calculating global effect size means and variances</text:p>
        </text:list-item>
        <text:list-item>
          <text:p text:style-name="P6">Selecting response variables</text:p>
        </text:list-item>
        <text:list-item>
          <text:p text:style-name="P6">Assessing the effects of moderators on cover cropping effects on soil microbial properties</text:p>
        </text:list-item>
      </text:list>
      <text:p text:style-name="P7"/>
      <text:p text:style-name="P10">Possible figures to include in the methods section:</text:p>
      <text:list xml:id="list1719165612" text:style-name="L5">
        <text:list-item>
          <text:p text:style-name="P8">Overview of all studies used in the meta-analysis, their characteristics and target variables contributed (<text:span text:style-name="T1">goes in supplementary</text:span>)</text:p>
        </text:list-item>
        <text:list-item>
          <text:p text:style-name="P8">PRISMA flow diagram</text:p>
        </text:list-item>
        <text:list-item>
          <text:p text:style-name="P8">Results of the overall meta-analysis for the seven effect sizes (ours would be 43 effect sizes, basically just all of the model outputs)</text:p>
        </text:list-item>
        <text:list-item>
          <text:p text:style-name="P8">World map showing the distribution of 233 paired observations in 20 countries of gray colour from 60 tillage studies in agro-ecosystems included in this meta-analysis</text:p>
        </text:list-item>
        <text:list-item>
          <text:p text:style-name="P8">Extracted dataset of variables used for meta-analysis (big dataset of everything extracted from papers)</text:p>
        </text:list-item>
        <text:list-item>
          <text:p text:style-name="P11">Lists of terms used to search for relevant primary literature</text:p>
        </text:list-item>
        <text:list-item>
          <text:p text:style-name="P11">List of soil microbial parameters reported by the database and their brief description. The 13 parameters with at least 30 observations are in bold</text:p>
        </text:list-item>
        <text:list-item>
          <text:p text:style-name="P11">List of agricultural moderators, their brief descriptions, levels for discrete moderators, and their brief descriptions</text:p>
        </text:list-item>
        <text:list-item>
          <text:p text:style-name="P23">Koppens climate classification map</text:p>
        </text:list-item>
      </text:list>
      <text:p text:style-name="P7"/>
      <text:p text:style-name="P15"><text:span text:style-name="T19"/></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6"/>
      <text:p text:style-name="P24"><text:soft-page-break/>2. Materials and Methods</text:p>
      <text:p text:style-name="P4">2.1. Data screening, selection criteria and data extraction</text:p>
      <text:p text:style-name="P19"><text:span text:style-name="T16">To explore how soil microbial properties (diversity, community composition, and abundance) are affected by agricultural intensity in Europe, data </text:span><text:span text:style-name="T18">extracted </text:span><text:span text:style-name="T16">from 19 </text:span><text:span text:style-name="T17">peer-reviewed, </text:span><text:span text:style-name="T16">primary studies and 561 pairwise comparisons were analysed in a meta-analysis (S1 Table). </text:span><text:span text:style-name="T18">Relevant articles were collected from June 2022 to July 2022 using the Google Scholar and Web of Science databases for </text:span><text:span text:style-name="T24">a </text:span><text:span text:style-name="T29">reverse chronological</text:span><text:span text:style-name="T18"> literature evaluation and review. </text:span><text:span text:style-name="T20">Comprehensive literature search terms were generated from combinations of: microbial group, target microbial properties, and agricultural management methodology terms (S2 Table), and were produced </text:span><text:span text:style-name="T21">by the R package “</text:span><text:span text:style-name="T12">LitSearchR</text:span><text:span text:style-name="T21">”</text:span><text:span text:style-name="T22"> </text:span><text:span text:style-name="T23">(available at </text:span><text:a xlink:type="simple" xlink:href="https://github.com/elizagrames/litsearchr" text:style-name="Internet_20_link" text:visited-style-name="Visited_20_Internet_20_Link"><text:span text:style-name="T23">https://github.com/elizagrames/litsearchr</text:span></text:a><text:span text:style-name="T23">). </text:span><text:span text:style-name="T24">Subsequently, additional articles were manually extracted from reference lists of previously identified papers if they had not already been uncovered using search terms. </text:span></text:p>
      <text:p text:style-name="P19"/>
      <text:p text:style-name="P20"><text:span text:style-name="T25">The assemblage of identified papers was refined and evaluated against the following inclusion criteria before being incorporated into the analysis: i) experiment was conducted in Europe, ii) experiment specifically looked at cereal crops, iii) experiment was conducted for minimum of one year, iv) </text:span><text:span text:style-name="T29">papers were not published prior to 2000 due to novel developments in microbial collection methods, v) </text:span><text:span text:style-name="T41">study was a </text:span><text:span text:style-name="T25">field or greenhouse experiment, v</text:span><text:span text:style-name="T29">i</text:span><text:span text:style-name="T25">) experimental design allowed for pairwise comparison between conventional agricultural systems and at least one other non-conventional system </text:span><text:span text:style-name="T40">i.e., </text:span><text:span text:style-name="T29">sites were exposed to the same environmental conditions throughout the study,</text:span><text:span text:style-name="T25"> vi</text:span><text:span text:style-name="T29">i</text:span><text:span text:style-name="T25">) means, variation, and sample size for at least one of the target soil microbial properties were reported. </text:span><text:span text:style-name="T38">When studies demonstrated multiples of one agricultural intensity treatment e.g., one conventional site and two organic sites, all possible unique pairwise combinations of conventional and non-conventional sites were assigned and analysed as individual observations. </text:span><text:span text:style-name="T41">Additionally, </text:span><text:span text:style-name="T40">if a paper did not specifically state sites as ‘conventional’ or ‘organic’ etc., or if a site included aspects of both non-conventional and conventional systems, it was assigned to an ‘intermediate’ category. </text:span><text:span text:style-name="T26">Some studies reported multiple </text:span><text:span text:style-name="T27">time point </text:span><text:span text:style-name="T26">sampling across the experiment, for example, after </text:span><text:span text:style-name="T27">a </text:span><text:span text:style-name="T26">specific round of a crop rotation, or </text:span><text:span text:style-name="T27">multiple seasons within a year</text:span><text:span text:style-name="T26">. In </text:span><text:span text:style-name="T27">these circumstances, the last sampling data recorded was extracted in order to ascertain the most final effect of agricultural practice on the soil microbiome. </text:span><text:span text:style-name="T26">A detailed outline of the PRISMA flow diagram is shown in (S1 Fig). 19 individual, peer-reviewed studies originating from 17 European countries satisfied the conditions of the screening process (S3 Table).</text:span></text:p>
      <text:p text:style-name="P13"/>
      <text:p text:style-name="P17"><text:span text:style-name="T28">In the case of soil microbial diversity, means (M) and their </text:span><text:span text:style-name="T29">uncertainty (SD or SE)</text:span><text:span text:style-name="T28">, as well as sample size (</text:span><text:span text:style-name="T10">n</text:span><text:span text:style-name="T28">), </text:span><text:span text:style-name="T29">were extracted for all comparative sites. </text:span><text:span text:style-name="T30">If standard error was reported, this was transformed to standard deviation using the following equation:</text:span></text:p>
      <text:p text:style-name="P17"/>
      <text:p text:style-name="P22"><text:span text:style-name="T9">Equation (1):</text:span> <text:s text:c="8"/>SD = SE*<text:span text:style-name="T31">√</text:span><text:span text:style-name="T32">n</text:span></text:p>
      <text:p text:style-name="P17"/>
      <text:p text:style-name="P18"><text:span text:style-name="T33">For some studies there was no measure of uncertainty reported (23% of sites), therefore </text:span><text:span text:style-name="T2">approximation of SD was calculated using the </text:span><text:span text:style-name="T3">average coefficient of variation (CV) of the datasets where the standard deviation was reported </text:span><text:span text:style-name="T4">(reference)</text:span><text:span text:style-name="T3">.</text:span><text:span text:style-name="T2"> </text:span><text:span text:style-name="T34">T</text:span><text:span text:style-name="T33">his minimises loss of precision of results in comparison to removing </text:span><text:span text:style-name="T14">N</text:span><text:span text:style-name="T13">a</text:span><text:span text:style-name="T33"> values </text:span><text:span text:style-name="T3">(Dai et al., 2018)</text:span><text:span text:style-name="T33">. </text:span><text:span text:style-name="T29">Soil microbial abundance data was extracted as raw counts while community composition was recorded as relative abundance of taxa (%). </text:span><text:span text:style-name="T35">In cases were data was only reported in graphical format, the R package “</text:span><text:span text:style-name="T11">metaDigitise</text:span><text:span text:style-name="T35">” (Pick et al., 2018) (</text:span><text:a xlink:type="simple" xlink:href="https://doi.org/10.1101/247775" text:style-name="Internet_20_link" text:visited-style-name="Visited_20_Internet_20_Link"><text:span text:style-name="T35">https://doi.org/10.1101/247775</text:span></text:a><text:span text:style-name="T35">) was used </text:span><text:span text:style-name="T36">for more standardised data extraction</text:span><text:span text:style-name="T35">. </text:span><text:span text:style-name="T37">Additional environmental characteristics were extracted for each study </text:span><text:span text:style-name="T39">(S4 Table)</text:span><text:span text:style-name="T37">, such as climatic and pedo-climatic conditions, in order to be used as covariates in the analysis and to evaluate possible interactions with agricultural intensity effects on the soil microbiome. </text:span><text:span text:style-name="T6">Significant climatic data was missing </text:span><text:span text:style-name="T5">from a huge selection of the data (92% </text:span><text:span text:style-name="T8">of sites</text:span><text:span text:style-name="T5">).</text:span><text:span text:style-name="T6"> </text:span><text:span text:style-name="T5">However, as climate plays such a pivotal role </text:span><text:soft-page-break/><text:span text:style-name="T5">in soil properties and resilience (reference), </text:span><text:span text:style-name="T6">K</text:span><text:span text:style-name="T7">ö</text:span><text:span text:style-name="T6">ppen’s climate classification </text:span><text:span text:style-name="T5">(reference) referred</text:span><text:span text:style-name="T6"> individual study locations to a </text:span><text:span text:style-name="T5">climatic c</text:span><text:span text:style-name="T6">ategory </text:span><text:span text:style-name="T5">using reported precipitation and average temperate values</text:span><text:span text:style-name="T6">. </text:span><text:span text:style-name="T8">Similarly, missing soil type data were substituted with a designated soil taxonomy as recorded in USDA soil taxonomy (reference). </text:span></text:p>
      <text:p text:style-name="P14"/>
      <text:p text:style-name="P26">Data Analysis </text:p>
      <text:p text:style-name="P26"/>
      <text:p text:style-name="P5">Lori et al., (2017)</text:p>
      <text:list xml:id="list3258780470" text:style-name="L6">
        <text:list-item>
          <text:p text:style-name="P27"><text:span text:style-name="T9">Paragraph 1: </text:span>As target variable outcomes are measured on a physical scale and are unlikely to be zero, the response ratios (RR) of organic and conventional microbial parameters were used to identify differences between the two farming systems. RRs were calculated as the ratio between the mean (X) of organic and conventional target variables. (Equation). All computations were carried out as followed in log scale to obtain normally distributed data using LnRR. </text:p>
        </text:list-item>
        <text:list-item>
          <text:p text:style-name="P21"><text:span text:style-name="T15">Paragraph 2: </text:span>A random effects model (95% confidence interval) weighing each individual observation according to its precision based on n and SD using inverse variance (IV) was used [<text:a xlink:type="simple" xlink:href="https://journals.plos.org/plosone/article?id=10.1371/journal.pone.0180442#pone.0180442.ref032" text:style-name="Internet_20_link" text:visited-style-name="Visited_20_Internet_20_Link">32</text:a>]. In cases where only SE was given, SD was calculated via <draw:frame draw:style-name="fr1" draw:name="Image1" text:anchor-type="as-char" svg:width="0.0681in" svg:height="0.0311in" draw:z-index="0"><draw:image xlink:href="Pictures/10000000000000290000001303B4A890E5598D37.png" xlink:type="simple" xlink:show="embed" xlink:actuate="onLoad" loext:mime-type="image/png"/></draw:frame>. Some studies reported neither SD nor SE for certain target variables, in which case SD was calculated individually for each comparison using the average coefficient of variation based on the corresponding dataset [<text:a xlink:type="simple" xlink:href="https://journals.plos.org/plosone/article?id=10.1371/journal.pone.0180442#pone.0180442.ref033" text:style-name="Internet_20_link" text:visited-style-name="Visited_20_Internet_20_Link">33</text:a>]. However, within all eight target variables, SD or SE were reported in the respective study or provided via personal communication with the authors in 60% up to 90% of all cases. In order to test whether overall effect sizes statistically differ from RR = 1 and therefore show statistically significant effect, Z-statistics were used.</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2T11:25:02.720555213</meta:creation-date>
    <dc:date>2022-08-22T19:09:50.815857335</dc:date>
    <meta:editing-duration>PT4H35M10S</meta:editing-duration>
    <meta:editing-cycles>20</meta:editing-cycles>
    <meta:generator>LibreOffice/6.4.7.2$Linux_X86_64 LibreOffice_project/40$Build-2</meta:generator>
    <meta:document-statistic meta:table-count="0" meta:image-count="1" meta:object-count="0" meta:page-count="3" meta:paragraph-count="34" meta:word-count="1125" meta:character-count="7532" meta:non-whitespace-character-count="6447"/>
  </office:meta>
</office:document-meta>
</file>